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opperplate Gothic Light" svg:font-family="'Copperplate Gothic Light'" style:font-family-generic="swiss"/>
    <style:font-face style:name="Lucida Sans1" svg:font-family="'Lucida Sans'" style:font-family-generic="swiss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itle">
      <style:text-properties fo:language="nb" fo:country="NO" officeooo:rsid="001dbe7c" officeooo:paragraph-rsid="001dbe7c"/>
    </style:style>
    <style:style style:name="P2" style:family="paragraph" style:parent-style-name="Text_20_body">
      <style:text-properties fo:language="nb" fo:country="NO" officeooo:rsid="001dbe7c" officeooo:paragraph-rsid="001dbe7c"/>
    </style:style>
    <style:style style:name="P3" style:family="paragraph" style:parent-style-name="Text_20_body">
      <style:text-properties fo:language="nb" fo:country="NO" officeooo:rsid="001f814b" officeooo:paragraph-rsid="001f814b"/>
    </style:style>
    <style:style style:name="P4" style:family="paragraph" style:parent-style-name="Text_20_body">
      <style:text-properties fo:language="nb" fo:country="NO" fo:font-weight="bold" officeooo:rsid="001f814b" officeooo:paragraph-rsid="001f814b" style:font-weight-asian="bold" style:font-weight-complex="bold"/>
    </style:style>
    <style:style style:name="P5" style:family="paragraph" style:parent-style-name="Text_20_body">
      <style:text-properties fo:language="nb" fo:country="NO" fo:font-weight="normal" officeooo:rsid="001fd113" officeooo:paragraph-rsid="001fd113" style:font-weight-asian="normal" style:font-weight-complex="normal"/>
    </style:style>
    <style:style style:name="P6" style:family="paragraph" style:parent-style-name="Text_20_body">
      <style:text-properties fo:language="nb" fo:country="NO" fo:font-weight="normal" officeooo:rsid="00214750" officeooo:paragraph-rsid="00214750" style:font-weight-asian="normal" style:font-weight-complex="normal"/>
    </style:style>
    <style:style style:name="P7" style:family="paragraph" style:parent-style-name="Text_20_body">
      <style:text-properties fo:language="nb" fo:country="NO" fo:font-weight="normal" officeooo:rsid="00220d94" officeooo:paragraph-rsid="0025613c" style:font-weight-asian="normal" style:font-weight-complex="normal"/>
    </style:style>
    <style:style style:name="P8" style:family="paragraph" style:parent-style-name="Text_20_body">
      <style:text-properties fo:language="nb" fo:country="NO" fo:font-weight="normal" officeooo:rsid="00272815" officeooo:paragraph-rsid="00272815" style:font-weight-asian="normal" style:font-weight-complex="normal"/>
    </style:style>
    <style:style style:name="P9" style:family="paragraph" style:parent-style-name="Text_20_body">
      <style:text-properties fo:language="nb" fo:country="NO" fo:font-weight="normal" officeooo:rsid="002923a3" officeooo:paragraph-rsid="002923a3" style:font-weight-asian="normal" style:font-weight-complex="normal"/>
    </style:style>
    <style:style style:name="P10" style:family="paragraph" style:parent-style-name="Text_20_body">
      <style:text-properties fo:font-weight="normal" officeooo:paragraph-rsid="0032092d"/>
    </style:style>
    <style:style style:name="P11" style:family="paragraph" style:parent-style-name="Text_20_body">
      <style:text-properties fo:font-weight="normal" officeooo:rsid="003341e4" officeooo:paragraph-rsid="0033c84b"/>
    </style:style>
    <style:style style:name="T1" style:family="text">
      <style:text-properties officeooo:rsid="002086db"/>
    </style:style>
    <style:style style:name="T2" style:family="text">
      <style:text-properties officeooo:rsid="00217beb"/>
    </style:style>
    <style:style style:name="T3" style:family="text">
      <style:text-properties officeooo:rsid="0022fe7f"/>
    </style:style>
    <style:style style:name="T4" style:family="text">
      <style:text-properties fo:language="nb" fo:country="NO" style:font-weight-asian="normal" style:font-weight-complex="normal"/>
    </style:style>
    <style:style style:name="T5" style:family="text">
      <style:text-properties fo:language="nb" fo:country="NO" officeooo:rsid="002e625e" style:font-weight-asian="normal" style:font-weight-complex="normal"/>
    </style:style>
    <style:style style:name="T6" style:family="text">
      <style:text-properties fo:language="nb" fo:country="NO" officeooo:rsid="002e7143" style:font-weight-asian="normal" style:font-weight-complex="normal"/>
    </style:style>
    <style:style style:name="T7" style:family="text">
      <style:text-properties fo:language="nb" fo:country="NO" officeooo:rsid="0033c84b" style:font-weight-asian="normal" style:font-weight-complex="normal"/>
    </style:style>
    <style:style style:name="T8" style:family="text">
      <style:text-properties officeooo:rsid="002a005d"/>
    </style:style>
    <style:style style:name="T9" style:family="text">
      <style:text-properties officeooo:rsid="002bb6c6"/>
    </style:style>
    <style:style style:name="T10" style:family="text">
      <style:text-properties officeooo:rsid="002cc3a4"/>
    </style:style>
    <style:style style:name="T11" style:family="text">
      <style:text-properties officeooo:rsid="002e7143"/>
    </style:style>
    <style:style style:name="T12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style:text-blinking="false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slag til evaluering av Scratch og Processing</text:p>
      <text:p text:style-name="P2"/>
      <text:p text:style-name="P3">Noe av idéen med med ProgPed er å teste ut hvordan man kan bruke programmering som et pedagogisk verktøy for å gjøre matematikk mer forståelig for elever.</text:p>
      <text:p text:style-name="P3">Denne delen av dokumentet tar for seg Scratch og Processing, verktøyene som ble brukt under uttestingen.</text:p>
      <text:p text:style-name="P4">Scratch</text:p>
      <text:p text:style-name="P5">Scratch er et grafisk programmeringsspråk utvik<text:span text:style-name="T10">l</text:span>et på <text:span text:style-name="T1">Massachusetts Institute of Technology</text:span> <text:span text:style-name="T1">(</text:span>MIT<text:span text:style-name="T1">) I 2004</text:span>, som bygger på Logo (se avsnitt 5.3.3).</text:p>
      <text:p text:style-name="P6">Scratch er laget slik at hver «kommando» er lagt i ulike grupper. <text:span text:style-name="T2">For eksempel så finner man addisjon, subtraksjon, multiplikasjon og divisjon, samt likhet, større/mindre enn og andre matematiske operasjoner under «Operatorer», løkker og hvis-tester under «Styring», variable under «Data», og så videre. </text:span></text:p>
      <text:p text:style-name="P7">Dette er et fint verktøy å bruke på barneskolenivå. Under uttestingen på Os ble dette verktøyet brukt for å konvertere mellom målenheter. Koden er et sett med bilder/blokker, hvilket gjorde det lett leselig og forståelig for elevene. <text:span text:style-name="T3">På den måten kan man enkelt lage oppgaver som går på det å fullføre et uferdig program, for eksempel ved å be elevene fullføre et program som regner om fra meter til centimeter. Da kan man «utelate» den matematiske delen, slik at eleven blir nødt til å finne ut om han/hun må plusse, trekke fra, gange eller dele og sette denne operatoren på rett plass i programmet for å få programmet til å komme fram til korrekt svar.</text:span></text:p>
      <text:p text:style-name="P8">Scratch finnes både online, på <text:a xlink:type="simple" xlink:href="https://scratch.mit.edu/" text:style-name="Internet_20_link" text:visited-style-name="Visited_20_Internet_20_Link">https://scratch.mit.edu/</text:a> og offline for Windows, Mac og Linux, så lenge man har installert Adobe Air.</text:p>
      <text:p text:style-name="P4">Processing</text:p>
      <text:p text:style-name="P9">Processing er et <text:span text:style-name="T8">objektorientert</text:span> open-source programmeringsspråk som bygger og kjører på Java. Dette er et språk for de som liker å jobbe med både programmering og grafikk.</text:p>
      <text:p text:style-name="P9">Matematisk fungerer Processing fint når man jobber med geometriske figurer, både i 2 og 3 dimensjoner, da man raskt og enkelt får en grafisk <text:span text:style-name="T10">indikasjon</text:span> på om det man holder på med er riktig eller ikke. <text:span text:style-name="T9">Dessuten gir Processing en god indikasjon på forståelse av bruk av variable (ref. algebra og ukjente i matematikk) og X-, Y- og eventuelle Z-koordinater.</text:span></text:p>
      <text:p text:style-name="P10"><text:span text:style-name="T5">Siden Processing er et objektorientert språk, står man fritt til å velge om man vil bruke en tradisjonell C-lignende måte å lage programmet på, eller bruke en mer moderne, objektorientert måte å lage programmet på ved hjelp av klasser og objekter. </text:span><text:span text:style-name="T6">Ulempen med det sistnevnte er at programmeringsbiten kan virke mer utfordrende med tanke på at eleven i tillegg til å måtte forstå konseptet med variable basert på primitive datatyper som </text:span><text:soft-page-break/><text:span text:style-name="T6">float, double, int, long, char, og bool/boolean også må forstå konseptet med variable som pekere til objekter, uten at det nøvdvendigvis er med på å øke elevenes matematiske forståelse. </text:span><text:bookmark text:name="docs-internal-guid-976d842a-8414-86be-964d-312b062f04fd"/><text:span text:style-name="T12">Under uttestingen på Strupe, var det den “tradisjonelle” metoden som ikke bruker klasser og objekter som ble brukt.</text:span><text:span text:style-name="T6"> </text:span></text:p>
      <text:p text:style-name="P11"><text:span text:style-name="T6">P</text:span><text:span text:style-name="T4">rocessing finnes for de vanlige systemene som Windows, Linux og Mac, samt i en eldre utgave for BSD-baserte systemer. </text:span><text:span text:style-name="T7">Hjemmesiden til Processing finnes her: </text:span><text:a xlink:type="simple" xlink:href="https://processing.org/" text:style-name="Internet_20_link" text:visited-style-name="Visited_20_Internet_20_Link">https://processing.org/</text:a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opperplate Gothic Light" svg:font-family="'Copperplate Gothic Light'" style:font-family-generic="swiss"/>
    <style:font-face style:name="Lucida Sans1" svg:font-family="'Lucida Sans'" style:font-family-generic="swiss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nb" fo:country="NO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nb" fo:country="NO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opperplate Gothic Light" fo:font-family="'Copperplate Gothic Light'" style:font-family-generic="swiss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 Bolt-Evensen</meta:initial-creator>
    <meta:creation-date>2016-03-17T09:37:14.341700914</meta:creation-date>
    <dc:date>2016-03-17T11:21:17.370596115</dc:date>
    <dc:creator>Anders Bolt-Evensen</dc:creator>
    <meta:editing-duration>PT1H9M27S</meta:editing-duration>
    <meta:editing-cycles>23</meta:editing-cycles>
    <meta:generator>LibreOffice/5.0.5.2$FreeBSD_X86_64 LibreOffice_project/00m0$Build-2</meta:generator>
    <meta:document-statistic meta:table-count="0" meta:image-count="0" meta:object-count="0" meta:page-count="2" meta:paragraph-count="13" meta:word-count="481" meta:character-count="3003" meta:non-whitespace-character-count="2532"/>
  </office:meta>
</office:document-meta>
</file>